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currency" office:currency="USD" office:value="1000">
            <text:p>$1,000.00</text:p>
          </table:table-cell>
          <table:table-cell office:value-type="string">
            <text:p>purcha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percentage" office:value="0.18">
            <text:p>18.00%</text:p>
          </table:table-cell>
          <table:table-cell office:value-type="string">
            <text:p>int RATE (yearly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percentage" office:value="0.015">
            <text:p>1.50%</text:p>
          </table:table-cell>
          <table:table-cell office:value-type="string">
            <text:p>int rate (monthly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currency" office:currency="USD" office:value="50">
            <text:p>$50.00</text:p>
          </table:table-cell>
          <table:table-cell office:value-type="string">
            <text:p>Monthly payme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onthly</text:p>
          </table:table-cell>
          <table:table-cell office:value-type="string">
            <text:p>Owe</text:p>
          </table:table-cell>
          <table:table-cell office:value-type="string">
            <text:p>Interest</text:p>
          </table:table-cell>
          <table:table-cell office:value-type="string">
            <text:p>Payment</text:p>
          </table:table-cell>
          <table:table-cell office:value-type="string">
            <text:p>Principal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currency" office:currency="USD" office:value="1000">
            <text:p>$1,000.00</text:p>
          </table:table-cell>
          <table:table-cell table:formula="of:=[.C10]*[.$C$6]" office:value-type="currency" office:currency="USD" office:value="15">
            <text:p>$15.00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0]-[.D10]" office:value-type="currency" office:currency="USD" office:value="35">
            <text:p>$35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0]*(1+[.$C$6])-[.$C$7]" office:value-type="currency" office:currency="USD" office:value="965">
            <text:p>$965.00</text:p>
          </table:table-cell>
          <table:table-cell table:formula="of:=[.C11]*[.$C$6]" office:value-type="currency" office:currency="USD" office:value="14.475">
            <text:p>$14.48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1]-[.D11]" office:value-type="currency" office:currency="USD" office:value="35.525">
            <text:p>$35.5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1]*(1+[.$C$6])-[.$C$7]" office:value-type="currency" office:currency="USD" office:value="929.475">
            <text:p>$929.48</text:p>
          </table:table-cell>
          <table:table-cell table:formula="of:=[.C12]*[.$C$6]" office:value-type="currency" office:currency="USD" office:value="13.942125">
            <text:p>$13.94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2]-[.D12]" office:value-type="currency" office:currency="USD" office:value="36.057875">
            <text:p>$36.0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2]*(1+[.$C$6])-[.$C$7]" office:value-type="currency" office:currency="USD" office:value="893.417125">
            <text:p>$893.42</text:p>
          </table:table-cell>
          <table:table-cell table:formula="of:=[.C13]*[.$C$6]" office:value-type="currency" office:currency="USD" office:value="13.401256875">
            <text:p>$13.40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3]-[.D13]" office:value-type="currency" office:currency="USD" office:value="36.598743125">
            <text:p>$36.6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3]*(1+[.$C$6])-[.$C$7]" office:value-type="currency" office:currency="USD" office:value="856.818381875">
            <text:p>$856.82</text:p>
          </table:table-cell>
          <table:table-cell table:formula="of:=[.C14]*[.$C$6]" office:value-type="currency" office:currency="USD" office:value="12.852275728125">
            <text:p>$12.85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4]-[.D14]" office:value-type="currency" office:currency="USD" office:value="37.147724271875">
            <text:p>$37.1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4]*(1+[.$C$6])-[.$C$7]" office:value-type="currency" office:currency="USD" office:value="819.670657603125">
            <text:p>$819.67</text:p>
          </table:table-cell>
          <table:table-cell table:formula="of:=[.C15]*[.$C$6]" office:value-type="currency" office:currency="USD" office:value="12.2950598640469">
            <text:p>$12.30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5]-[.D15]" office:value-type="currency" office:currency="USD" office:value="37.7049401359531">
            <text:p>$37.7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5]*(1+[.$C$6])-[.$C$7]" office:value-type="currency" office:currency="USD" office:value="781.965717467172">
            <text:p>$781.97</text:p>
          </table:table-cell>
          <table:table-cell table:formula="of:=[.C16]*[.$C$6]" office:value-type="currency" office:currency="USD" office:value="11.7294857620076">
            <text:p>$11.73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6]-[.D16]" office:value-type="currency" office:currency="USD" office:value="38.2705142379924">
            <text:p>$38.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6]*(1+[.$C$6])-[.$C$7]" office:value-type="currency" office:currency="USD" office:value="743.695203229179">
            <text:p>$743.70</text:p>
          </table:table-cell>
          <table:table-cell table:formula="of:=[.C17]*[.$C$6]" office:value-type="currency" office:currency="USD" office:value="11.1554280484377">
            <text:p>$11.16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7]-[.D17]" office:value-type="currency" office:currency="USD" office:value="38.8445719515623">
            <text:p>$38.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7]*(1+[.$C$6])-[.$C$7]" office:value-type="currency" office:currency="USD" office:value="704.850631277617">
            <text:p>$704.85</text:p>
          </table:table-cell>
          <table:table-cell table:formula="of:=[.C18]*[.$C$6]" office:value-type="currency" office:currency="USD" office:value="10.5727594691642">
            <text:p>$10.57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8]-[.D18]" office:value-type="currency" office:currency="USD" office:value="39.4272405308358">
            <text:p>$39.4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8]*(1+[.$C$6])-[.$C$7]" office:value-type="currency" office:currency="USD" office:value="665.423390746781">
            <text:p>$665.42</text:p>
          </table:table-cell>
          <table:table-cell table:formula="of:=[.C19]*[.$C$6]" office:value-type="currency" office:currency="USD" office:value="9.98135086120171">
            <text:p>$9.98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9]-[.D19]" office:value-type="currency" office:currency="USD" office:value="40.0186491387983">
            <text:p>$40.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9]*(1+[.$C$6])-[.$C$7]" office:value-type="currency" office:currency="USD" office:value="625.404741607982">
            <text:p>$625.40</text:p>
          </table:table-cell>
          <table:table-cell table:formula="of:=[.C20]*[.$C$6]" office:value-type="currency" office:currency="USD" office:value="9.38107112411974">
            <text:p>$9.38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0]-[.D20]" office:value-type="currency" office:currency="USD" office:value="40.6189288758803">
            <text:p>$40.6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0]*(1+[.$C$6])-[.$C$7]" office:value-type="currency" office:currency="USD" office:value="584.785812732102">
            <text:p>$584.79</text:p>
          </table:table-cell>
          <table:table-cell table:formula="of:=[.C21]*[.$C$6]" office:value-type="currency" office:currency="USD" office:value="8.77178719098153">
            <text:p>$8.77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1]-[.D21]" office:value-type="currency" office:currency="USD" office:value="41.2282128090185">
            <text:p>$41.2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1]*(1+[.$C$6])-[.$C$7]" office:value-type="currency" office:currency="USD" office:value="543.557599923084">
            <text:p>$543.56</text:p>
          </table:table-cell>
          <table:table-cell table:formula="of:=[.C22]*[.$C$6]" office:value-type="currency" office:currency="USD" office:value="8.15336399884625">
            <text:p>$8.15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2]-[.D22]" office:value-type="currency" office:currency="USD" office:value="41.8466360011538">
            <text:p>$41.8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1/16/2014</text:date>, <text:time>09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1-16T08:46:39.76</meta:creation-date>
    <dc:date>2014-01-16T09:35:00.10</dc:date>
    <dc:creator>RCC RCCD</dc:creator>
    <meta:editing-duration>PT2M49S</meta:editing-duration>
    <meta:editing-cycles>1</meta:editing-cycles>
    <meta:document-statistic meta:table-count="3" meta:cell-count="78" meta:object-count="0"/>
    <meta:generator>OpenOffice/4.0.0$Win32 OpenOffice.org_project/400m3$Build-9702</meta:generator>
  </office:meta>
</office:document-meta>
</file>